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757in"/>
    </style:style>
    <style:style style:name="Table1.B" style:family="table-column">
      <style:table-column-properties style:column-width="1.6583in"/>
    </style:style>
    <style:style style:name="Table1.C" style:family="table-column">
      <style:table-column-properties style:column-width="3.89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083in"/>
    </style:style>
    <style:style style:name="Table2.B" style:family="table-column">
      <style:table-column-properties style:column-width="5.616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1542in"/>
    </style:style>
    <style:style style:name="Table3.B" style:family="table-column">
      <style:table-column-properties style:column-width="5.770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able_20_Heading">
      <style:paragraph-properties fo:margin-top="0in" fo:margin-bottom="0.1965in" style:contextual-spacing="false"/>
    </style:style>
    <style:style style:name="P4" style:family="paragraph" style:parent-style-name="Table_20_Contents">
      <style:paragraph-properties fo:margin-top="0in" fo:margin-bottom="0.1965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TLAS CAPSTONE PROJECT REPORT: BANK-CORE</text:h>
      <text:h text:style-name="Heading_20_2" text:outline-level="2">A Transactional Kernel Demonstrating Advanced Software Architecture</text:h>
      <text:p text:style-name="Text_20_body"><text:span text:style-name="Strong_20_Emphasis">Project Title:</text:span> BANK-CORE: A Java-Based, Hexagonal Banking Transaction Kernel <text:span text:style-name="Strong_20_Emphasis">Author:</text:span> Vivek Samant <text:span text:style-name="Strong_20_Emphasis">Date:</text:span> October 5, 2025 <text:span text:style-name="Strong_20_Emphasis">Final Status:</text:span> Successfully Deployed (CI/CD Pipeline Complete)</text:p>
      <text:h text:style-name="Heading_20_2" text:outline-level="2">1. Executive Summary</text:h>
      <text:p text:style-name="Text_20_body">The <text:span text:style-name="Strong_20_Emphasis">BANK-CORE</text:span> project successfully designed and implemented a minimal yet production-grade banking transaction kernel. The primary objective—to separate core business logic from all infrastructure concerns—was achieved by strictly adhering to <text:span text:style-name="Strong_20_Emphasis">Hexagonal Architecture (Ports and Adapters)</text:span> and <text:span text:style-name="Strong_20_Emphasis">Domain-Driven Design (DDD)</text:span>.</text:p>
      <text:p text:style-name="Text_20_body">The solution features a custom Command-Line Interface (CLI) adapter and implements a robust data integrity model based on <text:span text:style-name="Strong_20_Emphasis">CQRS (Command Query Responsibility Segregation)</text:span> and <text:span text:style-name="Strong_20_Emphasis">Event Sourcing</text:span>. The system guarantees <text:span text:style-name="Strong_20_Emphasis">ACID (Atomicity, Consistency, Isolation, Durability)</text:span> for monetary transactions using an SQL database while maintaining an immutable, asynchronous audit log using a NoSQL model.</text:p>
      <text:p text:style-name="Text_20_body">The project culminated in the successful deployment of the pure Java core via a Docker image, demonstrating a functional Continuous Integration/Continuous Deployment (CI/CD) pipeline on Azure App Service.</text:p>
      <text:h text:style-name="Heading_20_2" text:outline-level="2">2. Architecture &amp; Design Implementation</text:h>
      <text:p text:style-name="Text_20_body">The core strength of the BANK-CORE system lies in its architectural purity, which protects the domain logic from external dependencies.</text:p>
      <text:h text:style-name="Heading_20_3" text:outline-level="3">2.1 Hexagonal Architecture (Ports and Adapters)</text:h>
      <text:list text:style-name="L1">
        <text:list-item>
          <text:p text:style-name="P1"><text:span text:style-name="Strong_20_Emphasis">Domain Core:</text:span> The central layer contains the essential banking domain logic (Entities, Value Objects, Aggregates) in <text:span text:style-name="Strong_20_Emphasis">pure Java</text:span> (Java 17+). It has zero dependencies on frameworks or databases.</text:p>
        </text:list-item>
        <text:list-item>
          <text:p text:style-name="P1"><text:span text:style-name="Strong_20_Emphasis">Inbound Adapters (Drivers):</text:span> These trigger the application. The primary adapter is the <text:span text:style-name="Strong_20_Emphasis">Command-Line Interface (CLI)</text:span>, allowing users to execute commands like <text:span text:style-name="Source_20_Text">Deposit</text:span> or <text:span text:style-name="Source_20_Text">Transfer</text:span>.</text:p>
        </text:list-item>
        <text:list-item>
          <text:p text:style-name="P1"><text:span text:style-name="Strong_20_Emphasis">Outbound Adapters (Driven):</text:span> These handle external infrastructure. Adapters were implemented for the SQL database (for state) and the Event Bus/NoSQL store (for auditing).</text:p>
        </text:list-item>
      </text:list>
      <text:h text:style-name="Heading_20_3" text:outline-level="3"><text:soft-page-break/>2.2 CQRS and Event Sourcing (The Dual-Database Model)</text:h>
      <text:p text:style-name="Text_20_body">The project uses a dedicated dual-persistence strategy to optimize for both transactional integrity and auditability, fulfilling the strict requirements for a financial system (F-3.4):</text:p>
      <text:list text:style-name="L2">
        <text:list-item>
          <text:p text:style-name="P2"><text:span text:style-name="Strong_20_Emphasis">Command Path (ACID/SQL):</text:span> Commands (<text:span text:style-name="Source_20_Text">Deposit</text:span>, <text:span text:style-name="Source_20_Text">Transfer</text:span>) hit the Application Services, which update the current balance state in the <text:span text:style-name="Strong_20_Emphasis">SQL Database (SQLite)</text:span>. This is a synchronous, high-integrity operation ensuring ACID guarantees.</text:p>
        </text:list-item>
        <text:list-item>
          <text:p text:style-name="P2"><text:span text:style-name="Strong_20_Emphasis">Query Path (Immutable/NoSQL):</text:span> Once an SQL transaction is committed, the core logic emits a <text:span text:style-name="Strong_20_Emphasis">Domain Event</text:span> (<text:span text:style-name="Source_20_Text">MoneyDeposited</text:span>, <text:span text:style-name="Source_20_Text">TransferCompleted</text:span>). This event is sent asynchronously to an <text:span text:style-name="Strong_20_Emphasis">Event Log Adapter</text:span> which persists the immutable record to a <text:span text:style-name="Strong_20_Emphasis">NoSQL store</text:span> (simulating DynamoDB/MongoDB). The <text:span text:style-name="Source_20_Text">View Audit Log</text:span> use case reads <text:span text:style-name="Emphasis">only</text:span> from this log, thereby achieving CQRS separation.</text:p>
        </text:list-item>
      </text:list>
      <text:h text:style-name="Heading_20_2" text:outline-level="2">3. Technology and Development Environmen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mponent</text:p>
          </table:table-cell>
          <table:table-cell table:style-name="Table1.A1" office:value-type="string">
            <text:p text:style-name="P3">Technology</text:p>
          </table:table-cell>
          <table:table-cell table:style-name="Table1.A1" office:value-type="string">
            <text:p text:style-name="P3">Rationale &amp; Use</text:p>
          </table:table-cell>
        </table:table-row>
        <table:table-row>
          <table:table-cell table:style-name="Table1.A1" office:value-type="string">
            <text:p text:style-name="P4"><text:span text:style-name="Strong_20_Emphasis">Core Language</text:span></text:p>
          </table:table-cell>
          <table:table-cell table:style-name="Table1.A1" office:value-type="string">
            <text:p text:style-name="P4">Pure Java 17+</text:p>
          </table:table-cell>
          <table:table-cell table:style-name="Table1.A1" office:value-type="string">
            <text:p text:style-name="P4">Performance, portability, minimal external dependencies.</text:p>
          </table:table-cell>
        </table:table-row>
        <table:table-row>
          <table:table-cell table:style-name="Table1.A1" office:value-type="string">
            <text:p text:style-name="P4"><text:span text:style-name="Strong_20_Emphasis">Build System</text:span></text:p>
          </table:table-cell>
          <table:table-cell table:style-name="Table1.A1" office:value-type="string">
            <text:p text:style-name="P4"><text:span text:style-name="Source_20_Text">javac</text:span> / Maven (Optional)</text:p>
          </table:table-cell>
          <table:table-cell table:style-name="Table1.A1" office:value-type="string">
            <text:p text:style-name="P4">Emphasis on manual compilation path to demonstrate self-sufficiency.</text:p>
          </table:table-cell>
        </table:table-row>
        <table:table-row>
          <table:table-cell table:style-name="Table1.A1" office:value-type="string">
            <text:p text:style-name="P4"><text:span text:style-name="Strong_20_Emphasis">Transactional Store</text:span></text:p>
          </table:table-cell>
          <table:table-cell table:style-name="Table1.A1" office:value-type="string">
            <text:p text:style-name="P4">SQL (SQLite driver)</text:p>
          </table:table-cell>
          <table:table-cell table:style-name="Table1.A1" office:value-type="string">
            <text:p text:style-name="P4">Enforces <text:span text:style-name="Strong_20_Emphasis">ACID guarantees</text:span> on the primary balance state.</text:p>
          </table:table-cell>
        </table:table-row>
        <table:table-row>
          <table:table-cell table:style-name="Table1.A1" office:value-type="string">
            <text:p text:style-name="P4"><text:span text:style-name="Strong_20_Emphasis">Audit Store</text:span></text:p>
          </table:table-cell>
          <table:table-cell table:style-name="Table1.A1" office:value-type="string">
            <text:p text:style-name="P4">NoSQL Model</text:p>
          </table:table-cell>
          <table:table-cell table:style-name="Table1.A1" office:value-type="string">
            <text:p text:style-name="P4">Used for append-only, immutable <text:span text:style-name="Strong_20_Emphasis">Event Sourcing</text:span> audit trail.</text:p>
          </table:table-cell>
        </table:table-row>
        <table:table-row>
          <table:table-cell table:style-name="Table1.A1" office:value-type="string">
            <text:p text:style-name="P4"><text:span text:style-name="Strong_20_Emphasis">Primary Interface</text:span></text:p>
          </table:table-cell>
          <table:table-cell table:style-name="Table1.A1" office:value-type="string">
            <text:p text:style-name="P4">Custom CLI Shell</text:p>
          </table:table-cell>
          <table:table-cell table:style-name="Table1.A1" office:value-type="string">
            <text:p text:style-name="P4">Proves the simplicity of the Inbound Adapter model.</text:p>
          </table:table-cell>
        </table:table-row>
        <table:table-row>
          <table:table-cell table:style-name="Table1.A1" office:value-type="string">
            <text:p text:style-name="P4"><text:span text:style-name="Strong_20_Emphasis">CI/CD Platform</text:span></text:p>
          </table:table-cell>
          <table:table-cell table:style-name="Table1.A1" office:value-type="string">
            <text:p text:style-name="P4">Docker + Azure CI</text:p>
          </table:table-cell>
          <table:table-cell table:style-name="Table1.A1" office:value-type="string">
            <text:p text:style-name="P4">Provides version control, automated build, and cloud deployment.</text:p>
          </table:table-cell>
        </table:table-row>
        <table:table-row>
          <table:table-cell table:style-name="Table1.A1" office:value-type="string">
            <text:p text:style-name="P4"><text:span text:style-name="Strong_20_Emphasis">Live Demo Setup</text:span></text:p>
          </table:table-cell>
          <table:table-cell table:style-name="Table1.A1" office:value-type="string">
            <text:p text:style-name="P4">Azure App Service + ngrok</text:p>
          </table:table-cell>
          <table:table-cell table:style-name="Table1.A1" office:value-type="string">
            <text:p text:style-name="P4">Hosts the core Java shell live, accessible via HTTP bridge.</text:p>
          </table:table-cell>
        </table:table-row>
      </table:table>
      <text:h text:style-name="Heading_20_2" text:outline-level="2">4. Requirement Fulfillment Review</text:h>
      <text:h text:style-name="Heading_20_3" text:outline-level="3">Functional Requirements Met (F-1.x, F-2.x, F-3.x)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Requirement Category</text:p>
          </table:table-cell>
          <table:table-cell table:style-name="Table2.A1" office:value-type="string">
            <text:p text:style-name="P3">Summary of Fulfillment</text:p>
          </table:table-cell>
        </table:table-row>
        <text:soft-page-break/>
        <table:table-row>
          <table:table-cell table:style-name="Table2.A1" office:value-type="string">
            <text:p text:style-name="P4"><text:span text:style-name="Strong_20_Emphasis">Account Operations (F-1)</text:span></text:p>
          </table:table-cell>
          <table:table-cell table:style-name="Table2.A1" office:value-type="string">
            <text:p text:style-name="P4">All operations (<text:span text:style-name="Source_20_Text">Create Customer</text:span>, <text:span text:style-name="Source_20_Text">Create Account</text:span>, <text:span text:style-name="Source_20_Text">Check Balance</text:span>) are functional within the CLI, including support for Checking/Savings types.</text:p>
          </table:table-cell>
        </table:table-row>
        <table:table-row>
          <table:table-cell table:style-name="Table2.A1" office:value-type="string">
            <text:p text:style-name="P4"><text:span text:style-name="Strong_20_Emphasis">Transaction Logic (F-2)</text:span></text:p>
          </table:table-cell>
          <table:table-cell table:style-name="Table2.A1" office:value-type="string">
            <text:p text:style-name="P4"><text:span text:style-name="Strong_20_Emphasis">F-2.4 (Fund Validation)</text:span> and <text:span text:style-name="Strong_20_Emphasis">F-2.5 (ACID Integrity)</text:span> are the highest priorities. The transfer and withdrawal logic rigorously checks funds before allowing execution and ensures atomicity via the SQL persistence layer.</text:p>
          </table:table-cell>
        </table:table-row>
        <table:table-row>
          <table:table-cell table:style-name="Table2.A1" office:value-type="string">
            <text:p text:style-name="P4"><text:span text:style-name="Strong_20_Emphasis">Audit &amp; CQRS (F-3)</text:span></text:p>
          </table:table-cell>
          <table:table-cell table:style-name="Table2.A1" office:value-type="string">
            <text:p text:style-name="P4">The system successfully enforces the dual-persistence model (SQL for state, NoSQL for log) and emits immutable events for every state change (F-3.1), fulfilling the CQRS requirements.</text:p>
          </table:table-cell>
        </table:table-row>
        <table:table-row>
          <table:table-cell table:style-name="Table2.A1" office:value-type="string">
            <text:p text:style-name="P4"><text:span text:style-name="Strong_20_Emphasis">Interfaces (F-4)</text:span></text:p>
          </table:table-cell>
          <table:table-cell table:style-name="Table2.A1" office:value-type="string">
            <text:p text:style-name="P4">The core CLI interface is fully operational and has been deployed for remote use.</text:p>
          </table:table-cell>
        </table:table-row>
      </table:table>
      <text:h text:style-name="Heading_20_3" text:outline-level="3">Non-Functional Requirements Met (N-1.x)</text:h>
      <text:p text:style-name="Text_20_body">The constraints placed on the project (N-1.4, N-1.5) were successfully managed:</text:p>
      <text:list text:style-name="L3">
        <text:list-item>
          <text:p text:style-name="P5"><text:span text:style-name="Strong_20_Emphasis">Maintainability (N-1.4):</text:span> Achieved through the Hexagonal structure. The domain core can be swapped between persistence and interfaces without modification.</text:p>
        </text:list-item>
        <text:list-item>
          <text:p text:style-name="P5"><text:span text:style-name="Strong_20_Emphasis">Portability (N-1.5):</text:span> Achieved by relying on the JVM and pure Java, eliminating vendor lock-in and allowing deployment to any environment that supports Java/Docker.</text:p>
        </text:list-item>
      </text:list>
      <text:h text:style-name="Heading_20_2" text:outline-level="2">5. Deployment and CI/CD Pipeline Success</text:h>
      <text:p text:style-name="Text_20_body">The final phase proved the project's production readiness:</text:p>
      <text:list text:style-name="L4">
        <text:list-item>
          <text:p text:style-name="P6"><text:span text:style-name="Strong_20_Emphasis">Continuous Integration:</text:span> Automated unit tests and <text:span text:style-name="Source_20_Text">javac</text:span> builds were gated to ensure only compile-clean code was integrated.</text:p>
        </text:list-item>
        <text:list-item>
          <text:p text:style-name="P6"><text:span text:style-name="Strong_20_Emphasis">Containerization:</text:span> The pure Java application was successfully packaged into a minimal Docker image.</text:p>
        </text:list-item>
        <text:list-item>
          <text:p text:style-name="P6"><text:span text:style-name="Strong_20_Emphasis">Continuous Deployment:</text:span> The Docker image was deployed via Azure CI to an Azure App Service instance (<text:span text:style-name="Source_20_Text">vvk-bank-core-app-4949.azurewebsites.net</text:span>).</text:p>
        </text:list-item>
        <text:list-item>
          <text:p text:style-name="P6"><text:span text:style-name="Strong_20_Emphasis">Result:</text:span> The system is live, demonstrating a fully automated software delivery lifecycle from code commit to a public-facing URL.</text:p>
        </text:list-item>
      </text:list>
      <text:h text:style-name="Heading_20_2" text:outline-level="2">6. Conclusion and Future Work</text:h>
      <text:p text:style-name="Text_20_body">The BANK-CORE project successfully serves as a robust demonstration of advanced architectural patterns and secure development practices within a minimal Java environment. The core banking logic is solid, tested, and resilient.</text:p>
      <text:h text:style-name="Heading_20_3" text:outline-level="3"><text:soft-page-break/>Lessons Learned</text:h>
      <text:list text:style-name="L5">
        <text:list-item>
          <text:p text:style-name="P7">The implementation of Event Sourcing without a production message broker (like Kafka) required careful simulation using Java's concurrent structures (e.g., Blocking Queue), emphasizing the importance of thread-safe domain event handling.</text:p>
        </text:list-item>
        <text:list-item>
          <text:p text:style-name="P7">The deployment proved that sophisticated CI/CD pipelines are achievable even for non-framework-based applications using Docker.</text:p>
        </text:list-item>
      </text:list>
      <text:h text:style-name="Heading_20_3" text:outline-level="3">Recommended Next Steps (Roadmap Fulfillment)</text:h>
      <text:p text:style-name="Text_20_body">The primary future goal aligns with the initial stretch goal (O-2.1)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Goal</text:p>
          </table:table-cell>
          <table:table-cell table:style-name="Table3.A1" office:value-type="string">
            <text:p text:style-name="P3">Description</text:p>
          </table:table-cell>
        </table:table-row>
        <table:table-row>
          <table:table-cell table:style-name="Table3.A1" office:value-type="string">
            <text:p text:style-name="P4"><text:span text:style-name="Strong_20_Emphasis">REST API Adapter</text:span></text:p>
          </table:table-cell>
          <table:table-cell table:style-name="Table3.A1" office:value-type="string">
            <text:p text:style-name="P4">Implement a new Inbound Adapter (using a lightweight HTTP server) to expose the Application Services via a RESTful API. This would allow the core to integrate with modern web or mobile frontends, leveraging the existing decoupled architecture.</text:p>
          </table:table-cell>
        </table:table-row>
        <table:table-row>
          <table:table-cell table:style-name="Table3.A1" office:value-type="string">
            <text:p text:style-name="P4"><text:span text:style-name="Strong_20_Emphasis">Persistence Refinement</text:span></text:p>
          </table:table-cell>
          <table:table-cell table:style-name="Table3.A1" office:value-type="string">
            <text:p text:style-name="P4">Replace the in-memory SQLite implementation with a fully provisioned PostgreSQL instance for true multi-process transaction integrit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21:53:59.047269855</meta:creation-date>
    <dc:date>2025-10-05T21:54:05.899966248</dc:date>
    <meta:editing-duration>PT7S</meta:editing-duration>
    <meta:editing-cycles>1</meta:editing-cycles>
    <meta:document-statistic meta:table-count="3" meta:image-count="0" meta:object-count="0" meta:page-count="4" meta:paragraph-count="77" meta:word-count="909" meta:character-count="6564" meta:non-whitespace-character-count="5747"/>
    <meta:generator>LibreOffice/25.8.1.1$Linux_X86_64 LibreOffice_project/580$Build-1</meta:generator>
  </office:meta>
</office:document-meta>
</file>